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4c18b"/>
    </style:style>
    <style:style style:name="P2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3" style:family="paragraph" style:parent-style-name="Standard">
      <style:text-properties fo:font-weight="bold" officeooo:rsid="00285992" officeooo:paragraph-rsid="0028599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74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U3L5 German <text:tab/><text:tab/><text:tab/><text:tab/><text:tab/><text:tab/><text:tab/><text:tab/><text:tab/><text:tab/></text:span><text:span text:style-name="Emphasis"><text:span text:style-name="T2">ß ä ë ï ö ü</text:span></text:span> </text:p>
      <text:p text:style-name="P2"/>
      <text:p text:style-name="P2"/>
      <text:p text:style-name="P3">Forms of Welcher (which), Dieser (this), and Jeder (each/every)</text:p>
      <text:p text:style-name="P3"/>
      <text:p text:style-name="P3"><text:tab/>Welcher</text:p>
      <text:p text:style-name="P3"/>
      <text:p text:style-name="P3"><text:tab/><text:tab/>Masculine<text:tab/>Feminine<text:tab/>Neuter<text:tab/><text:tab/>Plural</text:p>
      <text:p text:style-name="P3"><text:tab/></text:p>
      <text:p text:style-name="P3"><text:tab/>Nom.<text:tab/><text:span text:style-name="T1">welcher<text:tab/>welche<text:tab/><text:tab/>welches<text:tab/>welche</text:span></text:p>
      <text:p text:style-name="P3"><text:tab/></text:p>
      <text:p text:style-name="P3"><text:tab/>Accus.<text:tab/><text:span text:style-name="T1">welchen<text:tab/>welche<text:tab/><text:tab/>welches<text:tab/>welche</text:span></text:p>
      <text:p text:style-name="P3"/>
      <text:p text:style-name="P3"><text:tab/>Dative<text:tab/><text:span text:style-name="T1">welchem<text:tab/>welcher<text:tab/>welchem<text:tab/>welchen -n</text:span></text:p>
      <text:p text:style-name="P3"/>
      <text:p text:style-name="P3"><text:tab/>..</text:p>
      <text:p text:style-name="P3"/>
      <text:p text:style-name="P3"><text:tab/>Dieser</text:p>
      <text:p text:style-name="P3"/>
      <text:p text:style-name="P3"><text:tab/><text:tab/>Masculine<text:tab/>Feminine<text:tab/>Neuter<text:tab/><text:tab/>Plural</text:p>
      <text:p text:style-name="P3"><text:tab/></text:p>
      <text:p text:style-name="P3"><text:tab/>Nom.<text:tab/><text:span text:style-name="T1">dieser<text:tab/><text:tab/>diese<text:tab/><text:tab/>dieses<text:tab/><text:tab/>diese</text:span></text:p>
      <text:p text:style-name="P3"><text:tab/></text:p>
      <text:p text:style-name="P3"><text:tab/>Accus.<text:tab/><text:span text:style-name="T1">diesen<text:tab/><text:tab/>diese<text:tab/><text:tab/>dieses<text:tab/><text:tab/>diese</text:span></text:p>
      <text:p text:style-name="P3"/>
      <text:p text:style-name="P3"><text:tab/>Dative<text:tab/><text:span text:style-name="T1">diesem<text:tab/><text:tab/>dieser<text:tab/><text:tab/>diesem<text:tab/><text:tab/>diesen -n</text:span></text:p>
      <text:p text:style-name="P3"/>
      <text:p text:style-name="P3"><text:tab/>..</text:p>
      <text:p text:style-name="P3"/>
      <text:p text:style-name="P3"><text:tab/>Jeder</text:p>
      <text:p text:style-name="P3"/>
      <text:p text:style-name="P3"><text:tab/><text:tab/>Masculine<text:tab/>Feminine<text:tab/>Neuter<text:tab/><text:tab/>Plural</text:p>
      <text:p text:style-name="P3"><text:tab/></text:p>
      <text:p text:style-name="P3"><text:tab/>Nom.<text:tab/><text:span text:style-name="T1">jeder<text:tab/><text:tab/>jede<text:tab/><text:tab/>jedes<text:tab/><text:tab/>alle</text:span></text:p>
      <text:p text:style-name="P3"><text:tab/></text:p>
      <text:p text:style-name="P3"><text:tab/>Accus.<text:tab/><text:span text:style-name="T1">jeden<text:tab/><text:tab/>jede<text:tab/><text:tab/>jedes<text:tab/><text:tab/>alle</text:span></text:p>
      <text:p text:style-name="P3"/>
      <text:p text:style-name="P3"><text:tab/>Dative<text:tab/><text:span text:style-name="T1">jedem<text:tab/><text:tab/>jeder<text:tab/><text:tab/>jedem<text:tab/><text:tab/>allen -n</text:span></text:p>
      <text:p text:style-name="P3"/>
      <text:p text:style-name="P3"><text:tab/>..</text:p>
      <text:p text:style-name="P3"/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5-04T13:51:24.343913034</dc:date>
    <meta:editing-duration>PT1H25M24S</meta:editing-duration>
    <meta:editing-cycles>16</meta:editing-cycles>
    <meta:generator>LibreOffice/4.4.7.2$Linux_X86_64 LibreOffice_project/40$Build-2</meta:generator>
    <meta:document-statistic meta:table-count="0" meta:image-count="0" meta:object-count="0" meta:page-count="1" meta:paragraph-count="27" meta:word-count="84" meta:character-count="566" meta:non-whitespace-character-count="442"/>
  </office:meta>
</office:document-meta>
</file>